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86.96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" table:style-name="ta1">
        <table:shapes>
          <draw:frame draw:z-index="0" draw:style-name="gr1" draw:text-style-name="P1" svg:width="159.99mm" svg:height="89.99mm" svg:x="17.03mm" svg:y="11.43mm">
            <loext:p draw:notify-on-update-of-ranges="log.B22:log.B22 log.B23:log.B1046 log.C22:log.C22 log.C23:log.C10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7.38mm" svg:y="15.68mm">
            <loext:p draw:notify-on-update-of-ranges="log.D1049:log.D1049 log.D1050:log.D207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vsim work.testbench -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tart time: 23:56:48 on Nov 01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Loading sv_std.st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test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2F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itReverseCou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bitWidthDet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maxBitWid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bitWidthA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fftAddressGener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utterfly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twiddleFactorRomBrid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utterfly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Shif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amPipelineBrid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adix2Butter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eadBusMu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writeBusMu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tw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dp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input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real part</text:p>
          </table:table-cell>
          <table:table-cell office:value-type="string" calcext:value-type="string">
            <text:p><text:s/>imag part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12" calcext:value-type="float">
            <text:p>9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39" calcext:value-type="float">
            <text:p>1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39" calcext:value-type="float">
            <text:p>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446" calcext:value-type="float">
            <text:p>15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04" calcext:value-type="float">
            <text:p>1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19" calcext:value-type="float">
            <text:p>1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79" calcext:value-type="float">
            <text:p>24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19" calcext:value-type="float">
            <text:p>26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98" calcext:value-type="float">
            <text:p>28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21" calcext:value-type="float">
            <text:p>29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73" calcext:value-type="float">
            <text:p>3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57" calcext:value-type="float">
            <text:p>3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85" calcext:value-type="float">
            <text:p>3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38" calcext:value-type="float">
            <text:p>3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13" calcext:value-type="float">
            <text:p>3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0" calcext:value-type="float">
            <text:p>3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28" calcext:value-type="float">
            <text:p>3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67" calcext:value-type="float">
            <text:p>32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28" calcext:value-type="float">
            <text:p>3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0" calcext:value-type="float">
            <text:p>3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13" calcext:value-type="float">
            <text:p>3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38" calcext:value-type="float">
            <text:p>3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85" calcext:value-type="float">
            <text:p>3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57" calcext:value-type="float">
            <text:p>3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73" calcext:value-type="float">
            <text:p>3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21" calcext:value-type="float">
            <text:p>29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98" calcext:value-type="float">
            <text:p>28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19" calcext:value-type="float">
            <text:p>26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79" calcext:value-type="float">
            <text:p>24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19" calcext:value-type="float">
            <text:p>1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04" calcext:value-type="float">
            <text:p>1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446" calcext:value-type="float">
            <text:p>15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39" calcext:value-type="float">
            <text:p>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39" calcext:value-type="float">
            <text:p>1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12" calcext:value-type="float">
            <text:p>9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8" calcext:value-type="float">
            <text:p>-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2" calcext:value-type="float">
            <text:p>-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09" calcext:value-type="float">
            <text:p>-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93" calcext:value-type="float">
            <text:p>-6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13" calcext:value-type="float">
            <text:p>-9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40" calcext:value-type="float">
            <text:p>-1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40" calcext:value-type="float">
            <text:p>-1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1" calcext:value-type="float">
            <text:p>-1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447" calcext:value-type="float">
            <text:p>-15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47" calcext:value-type="float">
            <text:p>-16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05" calcext:value-type="float">
            <text:p>-1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20" calcext:value-type="float">
            <text:p>-19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88" calcext:value-type="float">
            <text:p>-20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06" calcext:value-type="float">
            <text:p>-2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71" calcext:value-type="float">
            <text:p>-2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80" calcext:value-type="float">
            <text:p>-24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331" calcext:value-type="float">
            <text:p>-25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20" calcext:value-type="float">
            <text:p>-2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6" calcext:value-type="float">
            <text:p>-27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07" calcext:value-type="float">
            <text:p>-28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9" calcext:value-type="float">
            <text:p>-28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22" calcext:value-type="float">
            <text:p>-29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74" calcext:value-type="float">
            <text:p>-30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853" calcext:value-type="float">
            <text:p>-30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8" calcext:value-type="float">
            <text:p>-3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86" calcext:value-type="float">
            <text:p>-3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39" calcext:value-type="float">
            <text:p>-3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4" calcext:value-type="float">
            <text:p>-3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11" calcext:value-type="float">
            <text:p>-3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29" calcext:value-type="float">
            <text:p>-3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68" calcext:value-type="float">
            <text:p>-32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29" calcext:value-type="float">
            <text:p>-3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11" calcext:value-type="float">
            <text:p>-3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4" calcext:value-type="float">
            <text:p>-3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39" calcext:value-type="float">
            <text:p>-3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86" calcext:value-type="float">
            <text:p>-3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8" calcext:value-type="float">
            <text:p>-3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853" calcext:value-type="float">
            <text:p>-30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74" calcext:value-type="float">
            <text:p>-30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22" calcext:value-type="float">
            <text:p>-29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9" calcext:value-type="float">
            <text:p>-28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07" calcext:value-type="float">
            <text:p>-28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6" calcext:value-type="float">
            <text:p>-27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20" calcext:value-type="float">
            <text:p>-2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331" calcext:value-type="float">
            <text:p>-25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80" calcext:value-type="float">
            <text:p>-24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71" calcext:value-type="float">
            <text:p>-2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06" calcext:value-type="float">
            <text:p>-2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88" calcext:value-type="float">
            <text:p>-20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20" calcext:value-type="float">
            <text:p>-19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05" calcext:value-type="float">
            <text:p>-1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47" calcext:value-type="float">
            <text:p>-16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447" calcext:value-type="float">
            <text:p>-15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1" calcext:value-type="float">
            <text:p>-1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40" calcext:value-type="float">
            <text:p>-1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40" calcext:value-type="float">
            <text:p>-1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13" calcext:value-type="float">
            <text:p>-9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93" calcext:value-type="float">
            <text:p>-6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09" calcext:value-type="float">
            <text:p>-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2" calcext:value-type="float">
            <text:p>-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8" calcext:value-type="float">
            <text:p>-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12" calcext:value-type="float">
            <text:p>9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39" calcext:value-type="float">
            <text:p>1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39" calcext:value-type="float">
            <text:p>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446" calcext:value-type="float">
            <text:p>15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04" calcext:value-type="float">
            <text:p>1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19" calcext:value-type="float">
            <text:p>1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79" calcext:value-type="float">
            <text:p>24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19" calcext:value-type="float">
            <text:p>26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98" calcext:value-type="float">
            <text:p>28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21" calcext:value-type="float">
            <text:p>29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73" calcext:value-type="float">
            <text:p>3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57" calcext:value-type="float">
            <text:p>3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85" calcext:value-type="float">
            <text:p>3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38" calcext:value-type="float">
            <text:p>3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13" calcext:value-type="float">
            <text:p>3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0" calcext:value-type="float">
            <text:p>3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28" calcext:value-type="float">
            <text:p>3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67" calcext:value-type="float">
            <text:p>32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28" calcext:value-type="float">
            <text:p>3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0" calcext:value-type="float">
            <text:p>3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13" calcext:value-type="float">
            <text:p>3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38" calcext:value-type="float">
            <text:p>3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85" calcext:value-type="float">
            <text:p>3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57" calcext:value-type="float">
            <text:p>3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73" calcext:value-type="float">
            <text:p>3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21" calcext:value-type="float">
            <text:p>29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98" calcext:value-type="float">
            <text:p>28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19" calcext:value-type="float">
            <text:p>26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79" calcext:value-type="float">
            <text:p>24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19" calcext:value-type="float">
            <text:p>1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04" calcext:value-type="float">
            <text:p>1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446" calcext:value-type="float">
            <text:p>15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39" calcext:value-type="float">
            <text:p>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39" calcext:value-type="float">
            <text:p>1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12" calcext:value-type="float">
            <text:p>9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8" calcext:value-type="float">
            <text:p>-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2" calcext:value-type="float">
            <text:p>-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09" calcext:value-type="float">
            <text:p>-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93" calcext:value-type="float">
            <text:p>-6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13" calcext:value-type="float">
            <text:p>-9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40" calcext:value-type="float">
            <text:p>-1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40" calcext:value-type="float">
            <text:p>-1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1" calcext:value-type="float">
            <text:p>-1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447" calcext:value-type="float">
            <text:p>-15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47" calcext:value-type="float">
            <text:p>-16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05" calcext:value-type="float">
            <text:p>-1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20" calcext:value-type="float">
            <text:p>-19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88" calcext:value-type="float">
            <text:p>-20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06" calcext:value-type="float">
            <text:p>-2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71" calcext:value-type="float">
            <text:p>-2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80" calcext:value-type="float">
            <text:p>-24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331" calcext:value-type="float">
            <text:p>-25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20" calcext:value-type="float">
            <text:p>-2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6" calcext:value-type="float">
            <text:p>-27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07" calcext:value-type="float">
            <text:p>-28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9" calcext:value-type="float">
            <text:p>-28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22" calcext:value-type="float">
            <text:p>-29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74" calcext:value-type="float">
            <text:p>-30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853" calcext:value-type="float">
            <text:p>-30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8" calcext:value-type="float">
            <text:p>-3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86" calcext:value-type="float">
            <text:p>-3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39" calcext:value-type="float">
            <text:p>-3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4" calcext:value-type="float">
            <text:p>-3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11" calcext:value-type="float">
            <text:p>-3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29" calcext:value-type="float">
            <text:p>-3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68" calcext:value-type="float">
            <text:p>-32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29" calcext:value-type="float">
            <text:p>-3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11" calcext:value-type="float">
            <text:p>-3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4" calcext:value-type="float">
            <text:p>-3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39" calcext:value-type="float">
            <text:p>-3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86" calcext:value-type="float">
            <text:p>-3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8" calcext:value-type="float">
            <text:p>-3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853" calcext:value-type="float">
            <text:p>-30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74" calcext:value-type="float">
            <text:p>-30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22" calcext:value-type="float">
            <text:p>-29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9" calcext:value-type="float">
            <text:p>-28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07" calcext:value-type="float">
            <text:p>-28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6" calcext:value-type="float">
            <text:p>-27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20" calcext:value-type="float">
            <text:p>-2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331" calcext:value-type="float">
            <text:p>-25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80" calcext:value-type="float">
            <text:p>-24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71" calcext:value-type="float">
            <text:p>-2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06" calcext:value-type="float">
            <text:p>-2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88" calcext:value-type="float">
            <text:p>-20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20" calcext:value-type="float">
            <text:p>-19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05" calcext:value-type="float">
            <text:p>-1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47" calcext:value-type="float">
            <text:p>-16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447" calcext:value-type="float">
            <text:p>-15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1" calcext:value-type="float">
            <text:p>-1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40" calcext:value-type="float">
            <text:p>-1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40" calcext:value-type="float">
            <text:p>-1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13" calcext:value-type="float">
            <text:p>-9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93" calcext:value-type="float">
            <text:p>-6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09" calcext:value-type="float">
            <text:p>-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2" calcext:value-type="float">
            <text:p>-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8" calcext:value-type="float">
            <text:p>-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12" calcext:value-type="float">
            <text:p>9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39" calcext:value-type="float">
            <text:p>1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39" calcext:value-type="float">
            <text:p>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446" calcext:value-type="float">
            <text:p>15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04" calcext:value-type="float">
            <text:p>1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19" calcext:value-type="float">
            <text:p>1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79" calcext:value-type="float">
            <text:p>24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19" calcext:value-type="float">
            <text:p>26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98" calcext:value-type="float">
            <text:p>28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21" calcext:value-type="float">
            <text:p>29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73" calcext:value-type="float">
            <text:p>3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57" calcext:value-type="float">
            <text:p>3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85" calcext:value-type="float">
            <text:p>3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38" calcext:value-type="float">
            <text:p>3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13" calcext:value-type="float">
            <text:p>3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0" calcext:value-type="float">
            <text:p>3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28" calcext:value-type="float">
            <text:p>3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67" calcext:value-type="float">
            <text:p>32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28" calcext:value-type="float">
            <text:p>3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0" calcext:value-type="float">
            <text:p>3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13" calcext:value-type="float">
            <text:p>3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38" calcext:value-type="float">
            <text:p>3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85" calcext:value-type="float">
            <text:p>3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57" calcext:value-type="float">
            <text:p>3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73" calcext:value-type="float">
            <text:p>3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21" calcext:value-type="float">
            <text:p>29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98" calcext:value-type="float">
            <text:p>28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19" calcext:value-type="float">
            <text:p>26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79" calcext:value-type="float">
            <text:p>24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19" calcext:value-type="float">
            <text:p>1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04" calcext:value-type="float">
            <text:p>1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446" calcext:value-type="float">
            <text:p>15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39" calcext:value-type="float">
            <text:p>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39" calcext:value-type="float">
            <text:p>1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12" calcext:value-type="float">
            <text:p>9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8" calcext:value-type="float">
            <text:p>-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2" calcext:value-type="float">
            <text:p>-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09" calcext:value-type="float">
            <text:p>-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93" calcext:value-type="float">
            <text:p>-6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13" calcext:value-type="float">
            <text:p>-9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40" calcext:value-type="float">
            <text:p>-1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40" calcext:value-type="float">
            <text:p>-1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1" calcext:value-type="float">
            <text:p>-1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447" calcext:value-type="float">
            <text:p>-15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47" calcext:value-type="float">
            <text:p>-16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05" calcext:value-type="float">
            <text:p>-1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20" calcext:value-type="float">
            <text:p>-19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88" calcext:value-type="float">
            <text:p>-20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06" calcext:value-type="float">
            <text:p>-2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71" calcext:value-type="float">
            <text:p>-2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80" calcext:value-type="float">
            <text:p>-24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331" calcext:value-type="float">
            <text:p>-25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20" calcext:value-type="float">
            <text:p>-2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6" calcext:value-type="float">
            <text:p>-27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07" calcext:value-type="float">
            <text:p>-28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9" calcext:value-type="float">
            <text:p>-28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22" calcext:value-type="float">
            <text:p>-29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74" calcext:value-type="float">
            <text:p>-30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853" calcext:value-type="float">
            <text:p>-30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8" calcext:value-type="float">
            <text:p>-3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86" calcext:value-type="float">
            <text:p>-3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39" calcext:value-type="float">
            <text:p>-3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4" calcext:value-type="float">
            <text:p>-3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11" calcext:value-type="float">
            <text:p>-3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29" calcext:value-type="float">
            <text:p>-3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68" calcext:value-type="float">
            <text:p>-32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29" calcext:value-type="float">
            <text:p>-3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11" calcext:value-type="float">
            <text:p>-3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4" calcext:value-type="float">
            <text:p>-3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39" calcext:value-type="float">
            <text:p>-3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86" calcext:value-type="float">
            <text:p>-3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8" calcext:value-type="float">
            <text:p>-3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853" calcext:value-type="float">
            <text:p>-30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74" calcext:value-type="float">
            <text:p>-30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22" calcext:value-type="float">
            <text:p>-29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9" calcext:value-type="float">
            <text:p>-28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07" calcext:value-type="float">
            <text:p>-28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6" calcext:value-type="float">
            <text:p>-27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20" calcext:value-type="float">
            <text:p>-2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331" calcext:value-type="float">
            <text:p>-25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80" calcext:value-type="float">
            <text:p>-24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71" calcext:value-type="float">
            <text:p>-2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06" calcext:value-type="float">
            <text:p>-2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88" calcext:value-type="float">
            <text:p>-20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20" calcext:value-type="float">
            <text:p>-19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05" calcext:value-type="float">
            <text:p>-1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47" calcext:value-type="float">
            <text:p>-16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447" calcext:value-type="float">
            <text:p>-15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1" calcext:value-type="float">
            <text:p>-1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40" calcext:value-type="float">
            <text:p>-1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40" calcext:value-type="float">
            <text:p>-1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13" calcext:value-type="float">
            <text:p>-9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93" calcext:value-type="float">
            <text:p>-6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09" calcext:value-type="float">
            <text:p>-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2" calcext:value-type="float">
            <text:p>-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8" calcext:value-type="float">
            <text:p>-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12" calcext:value-type="float">
            <text:p>9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39" calcext:value-type="float">
            <text:p>1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39" calcext:value-type="float">
            <text:p>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446" calcext:value-type="float">
            <text:p>15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04" calcext:value-type="float">
            <text:p>1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19" calcext:value-type="float">
            <text:p>1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79" calcext:value-type="float">
            <text:p>24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19" calcext:value-type="float">
            <text:p>26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98" calcext:value-type="float">
            <text:p>28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21" calcext:value-type="float">
            <text:p>29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73" calcext:value-type="float">
            <text:p>3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57" calcext:value-type="float">
            <text:p>3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85" calcext:value-type="float">
            <text:p>3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38" calcext:value-type="float">
            <text:p>3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13" calcext:value-type="float">
            <text:p>3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0" calcext:value-type="float">
            <text:p>3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28" calcext:value-type="float">
            <text:p>3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67" calcext:value-type="float">
            <text:p>32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28" calcext:value-type="float">
            <text:p>3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0" calcext:value-type="float">
            <text:p>3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13" calcext:value-type="float">
            <text:p>3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38" calcext:value-type="float">
            <text:p>3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85" calcext:value-type="float">
            <text:p>3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57" calcext:value-type="float">
            <text:p>3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73" calcext:value-type="float">
            <text:p>3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21" calcext:value-type="float">
            <text:p>29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98" calcext:value-type="float">
            <text:p>28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19" calcext:value-type="float">
            <text:p>26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79" calcext:value-type="float">
            <text:p>24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19" calcext:value-type="float">
            <text:p>1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04" calcext:value-type="float">
            <text:p>1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446" calcext:value-type="float">
            <text:p>15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39" calcext:value-type="float">
            <text:p>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39" calcext:value-type="float">
            <text:p>1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12" calcext:value-type="float">
            <text:p>9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8" calcext:value-type="float">
            <text:p>-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2" calcext:value-type="float">
            <text:p>-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09" calcext:value-type="float">
            <text:p>-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93" calcext:value-type="float">
            <text:p>-6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13" calcext:value-type="float">
            <text:p>-9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40" calcext:value-type="float">
            <text:p>-1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40" calcext:value-type="float">
            <text:p>-1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1" calcext:value-type="float">
            <text:p>-1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447" calcext:value-type="float">
            <text:p>-15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47" calcext:value-type="float">
            <text:p>-16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05" calcext:value-type="float">
            <text:p>-1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20" calcext:value-type="float">
            <text:p>-19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88" calcext:value-type="float">
            <text:p>-20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06" calcext:value-type="float">
            <text:p>-2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71" calcext:value-type="float">
            <text:p>-2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80" calcext:value-type="float">
            <text:p>-24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331" calcext:value-type="float">
            <text:p>-25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20" calcext:value-type="float">
            <text:p>-2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6" calcext:value-type="float">
            <text:p>-27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07" calcext:value-type="float">
            <text:p>-28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9" calcext:value-type="float">
            <text:p>-28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22" calcext:value-type="float">
            <text:p>-29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74" calcext:value-type="float">
            <text:p>-30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853" calcext:value-type="float">
            <text:p>-30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8" calcext:value-type="float">
            <text:p>-3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86" calcext:value-type="float">
            <text:p>-3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39" calcext:value-type="float">
            <text:p>-3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4" calcext:value-type="float">
            <text:p>-3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11" calcext:value-type="float">
            <text:p>-3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29" calcext:value-type="float">
            <text:p>-3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68" calcext:value-type="float">
            <text:p>-32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29" calcext:value-type="float">
            <text:p>-3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11" calcext:value-type="float">
            <text:p>-3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4" calcext:value-type="float">
            <text:p>-3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39" calcext:value-type="float">
            <text:p>-3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86" calcext:value-type="float">
            <text:p>-3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8" calcext:value-type="float">
            <text:p>-3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853" calcext:value-type="float">
            <text:p>-30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74" calcext:value-type="float">
            <text:p>-30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22" calcext:value-type="float">
            <text:p>-29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9" calcext:value-type="float">
            <text:p>-28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07" calcext:value-type="float">
            <text:p>-28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6" calcext:value-type="float">
            <text:p>-27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20" calcext:value-type="float">
            <text:p>-2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331" calcext:value-type="float">
            <text:p>-25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80" calcext:value-type="float">
            <text:p>-24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71" calcext:value-type="float">
            <text:p>-2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06" calcext:value-type="float">
            <text:p>-2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88" calcext:value-type="float">
            <text:p>-20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20" calcext:value-type="float">
            <text:p>-19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05" calcext:value-type="float">
            <text:p>-1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47" calcext:value-type="float">
            <text:p>-16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447" calcext:value-type="float">
            <text:p>-15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1" calcext:value-type="float">
            <text:p>-1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40" calcext:value-type="float">
            <text:p>-1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40" calcext:value-type="float">
            <text:p>-1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13" calcext:value-type="float">
            <text:p>-9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93" calcext:value-type="float">
            <text:p>-6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09" calcext:value-type="float">
            <text:p>-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2" calcext:value-type="float">
            <text:p>-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8" calcext:value-type="float">
            <text:p>-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12" calcext:value-type="float">
            <text:p>9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39" calcext:value-type="float">
            <text:p>1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39" calcext:value-type="float">
            <text:p>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446" calcext:value-type="float">
            <text:p>15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04" calcext:value-type="float">
            <text:p>1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19" calcext:value-type="float">
            <text:p>1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79" calcext:value-type="float">
            <text:p>24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19" calcext:value-type="float">
            <text:p>26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98" calcext:value-type="float">
            <text:p>28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21" calcext:value-type="float">
            <text:p>29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73" calcext:value-type="float">
            <text:p>3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57" calcext:value-type="float">
            <text:p>3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85" calcext:value-type="float">
            <text:p>3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38" calcext:value-type="float">
            <text:p>3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13" calcext:value-type="float">
            <text:p>3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0" calcext:value-type="float">
            <text:p>3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28" calcext:value-type="float">
            <text:p>3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67" calcext:value-type="float">
            <text:p>32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28" calcext:value-type="float">
            <text:p>3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0" calcext:value-type="float">
            <text:p>3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13" calcext:value-type="float">
            <text:p>3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38" calcext:value-type="float">
            <text:p>3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85" calcext:value-type="float">
            <text:p>3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57" calcext:value-type="float">
            <text:p>3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73" calcext:value-type="float">
            <text:p>3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21" calcext:value-type="float">
            <text:p>29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98" calcext:value-type="float">
            <text:p>28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19" calcext:value-type="float">
            <text:p>26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79" calcext:value-type="float">
            <text:p>24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19" calcext:value-type="float">
            <text:p>1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04" calcext:value-type="float">
            <text:p>1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446" calcext:value-type="float">
            <text:p>15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39" calcext:value-type="float">
            <text:p>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39" calcext:value-type="float">
            <text:p>1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12" calcext:value-type="float">
            <text:p>9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8" calcext:value-type="float">
            <text:p>-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2" calcext:value-type="float">
            <text:p>-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09" calcext:value-type="float">
            <text:p>-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93" calcext:value-type="float">
            <text:p>-6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13" calcext:value-type="float">
            <text:p>-9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40" calcext:value-type="float">
            <text:p>-1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40" calcext:value-type="float">
            <text:p>-1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1" calcext:value-type="float">
            <text:p>-1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447" calcext:value-type="float">
            <text:p>-15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47" calcext:value-type="float">
            <text:p>-16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05" calcext:value-type="float">
            <text:p>-1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20" calcext:value-type="float">
            <text:p>-19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88" calcext:value-type="float">
            <text:p>-20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06" calcext:value-type="float">
            <text:p>-2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71" calcext:value-type="float">
            <text:p>-2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80" calcext:value-type="float">
            <text:p>-24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331" calcext:value-type="float">
            <text:p>-25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20" calcext:value-type="float">
            <text:p>-2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6" calcext:value-type="float">
            <text:p>-27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07" calcext:value-type="float">
            <text:p>-28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9" calcext:value-type="float">
            <text:p>-28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22" calcext:value-type="float">
            <text:p>-29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74" calcext:value-type="float">
            <text:p>-30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853" calcext:value-type="float">
            <text:p>-30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8" calcext:value-type="float">
            <text:p>-3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86" calcext:value-type="float">
            <text:p>-3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39" calcext:value-type="float">
            <text:p>-3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4" calcext:value-type="float">
            <text:p>-3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11" calcext:value-type="float">
            <text:p>-3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29" calcext:value-type="float">
            <text:p>-3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68" calcext:value-type="float">
            <text:p>-32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29" calcext:value-type="float">
            <text:p>-3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11" calcext:value-type="float">
            <text:p>-3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4" calcext:value-type="float">
            <text:p>-3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39" calcext:value-type="float">
            <text:p>-3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86" calcext:value-type="float">
            <text:p>-3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8" calcext:value-type="float">
            <text:p>-3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853" calcext:value-type="float">
            <text:p>-30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74" calcext:value-type="float">
            <text:p>-30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22" calcext:value-type="float">
            <text:p>-29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9" calcext:value-type="float">
            <text:p>-28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07" calcext:value-type="float">
            <text:p>-28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6" calcext:value-type="float">
            <text:p>-27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20" calcext:value-type="float">
            <text:p>-2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331" calcext:value-type="float">
            <text:p>-25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80" calcext:value-type="float">
            <text:p>-24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71" calcext:value-type="float">
            <text:p>-2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06" calcext:value-type="float">
            <text:p>-2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88" calcext:value-type="float">
            <text:p>-20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20" calcext:value-type="float">
            <text:p>-19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05" calcext:value-type="float">
            <text:p>-1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47" calcext:value-type="float">
            <text:p>-16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447" calcext:value-type="float">
            <text:p>-15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1" calcext:value-type="float">
            <text:p>-1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40" calcext:value-type="float">
            <text:p>-1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40" calcext:value-type="float">
            <text:p>-1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13" calcext:value-type="float">
            <text:p>-9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93" calcext:value-type="float">
            <text:p>-6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09" calcext:value-type="float">
            <text:p>-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2" calcext:value-type="float">
            <text:p>-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8" calcext:value-type="float">
            <text:p>-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12" calcext:value-type="float">
            <text:p>9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39" calcext:value-type="float">
            <text:p>1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39" calcext:value-type="float">
            <text:p>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446" calcext:value-type="float">
            <text:p>15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04" calcext:value-type="float">
            <text:p>1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19" calcext:value-type="float">
            <text:p>1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79" calcext:value-type="float">
            <text:p>24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19" calcext:value-type="float">
            <text:p>26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98" calcext:value-type="float">
            <text:p>28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21" calcext:value-type="float">
            <text:p>29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73" calcext:value-type="float">
            <text:p>3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57" calcext:value-type="float">
            <text:p>3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85" calcext:value-type="float">
            <text:p>3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38" calcext:value-type="float">
            <text:p>3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13" calcext:value-type="float">
            <text:p>3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0" calcext:value-type="float">
            <text:p>3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28" calcext:value-type="float">
            <text:p>3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67" calcext:value-type="float">
            <text:p>32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28" calcext:value-type="float">
            <text:p>3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0" calcext:value-type="float">
            <text:p>3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13" calcext:value-type="float">
            <text:p>3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38" calcext:value-type="float">
            <text:p>3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85" calcext:value-type="float">
            <text:p>3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57" calcext:value-type="float">
            <text:p>3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73" calcext:value-type="float">
            <text:p>3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21" calcext:value-type="float">
            <text:p>29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98" calcext:value-type="float">
            <text:p>28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19" calcext:value-type="float">
            <text:p>26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79" calcext:value-type="float">
            <text:p>24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19" calcext:value-type="float">
            <text:p>1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04" calcext:value-type="float">
            <text:p>1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446" calcext:value-type="float">
            <text:p>15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39" calcext:value-type="float">
            <text:p>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39" calcext:value-type="float">
            <text:p>1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12" calcext:value-type="float">
            <text:p>9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8" calcext:value-type="float">
            <text:p>-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2" calcext:value-type="float">
            <text:p>-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09" calcext:value-type="float">
            <text:p>-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93" calcext:value-type="float">
            <text:p>-6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13" calcext:value-type="float">
            <text:p>-9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40" calcext:value-type="float">
            <text:p>-1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40" calcext:value-type="float">
            <text:p>-1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1" calcext:value-type="float">
            <text:p>-1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447" calcext:value-type="float">
            <text:p>-15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47" calcext:value-type="float">
            <text:p>-16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05" calcext:value-type="float">
            <text:p>-1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20" calcext:value-type="float">
            <text:p>-19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88" calcext:value-type="float">
            <text:p>-20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06" calcext:value-type="float">
            <text:p>-2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71" calcext:value-type="float">
            <text:p>-2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80" calcext:value-type="float">
            <text:p>-24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331" calcext:value-type="float">
            <text:p>-25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20" calcext:value-type="float">
            <text:p>-2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6" calcext:value-type="float">
            <text:p>-27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07" calcext:value-type="float">
            <text:p>-28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9" calcext:value-type="float">
            <text:p>-28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22" calcext:value-type="float">
            <text:p>-29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74" calcext:value-type="float">
            <text:p>-30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853" calcext:value-type="float">
            <text:p>-30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8" calcext:value-type="float">
            <text:p>-3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86" calcext:value-type="float">
            <text:p>-3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39" calcext:value-type="float">
            <text:p>-3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4" calcext:value-type="float">
            <text:p>-3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11" calcext:value-type="float">
            <text:p>-3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29" calcext:value-type="float">
            <text:p>-3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68" calcext:value-type="float">
            <text:p>-32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29" calcext:value-type="float">
            <text:p>-3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11" calcext:value-type="float">
            <text:p>-3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4" calcext:value-type="float">
            <text:p>-3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39" calcext:value-type="float">
            <text:p>-3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86" calcext:value-type="float">
            <text:p>-3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8" calcext:value-type="float">
            <text:p>-3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853" calcext:value-type="float">
            <text:p>-30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74" calcext:value-type="float">
            <text:p>-30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22" calcext:value-type="float">
            <text:p>-29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9" calcext:value-type="float">
            <text:p>-28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07" calcext:value-type="float">
            <text:p>-28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6" calcext:value-type="float">
            <text:p>-27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20" calcext:value-type="float">
            <text:p>-2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331" calcext:value-type="float">
            <text:p>-25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80" calcext:value-type="float">
            <text:p>-24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71" calcext:value-type="float">
            <text:p>-2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06" calcext:value-type="float">
            <text:p>-2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88" calcext:value-type="float">
            <text:p>-20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20" calcext:value-type="float">
            <text:p>-19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05" calcext:value-type="float">
            <text:p>-1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47" calcext:value-type="float">
            <text:p>-16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447" calcext:value-type="float">
            <text:p>-15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1" calcext:value-type="float">
            <text:p>-1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40" calcext:value-type="float">
            <text:p>-1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40" calcext:value-type="float">
            <text:p>-1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13" calcext:value-type="float">
            <text:p>-9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93" calcext:value-type="float">
            <text:p>-6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09" calcext:value-type="float">
            <text:p>-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2" calcext:value-type="float">
            <text:p>-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8" calcext:value-type="float">
            <text:p>-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12" calcext:value-type="float">
            <text:p>9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39" calcext:value-type="float">
            <text:p>1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39" calcext:value-type="float">
            <text:p>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446" calcext:value-type="float">
            <text:p>15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04" calcext:value-type="float">
            <text:p>1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19" calcext:value-type="float">
            <text:p>1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79" calcext:value-type="float">
            <text:p>24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19" calcext:value-type="float">
            <text:p>26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98" calcext:value-type="float">
            <text:p>28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21" calcext:value-type="float">
            <text:p>29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73" calcext:value-type="float">
            <text:p>3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57" calcext:value-type="float">
            <text:p>3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85" calcext:value-type="float">
            <text:p>3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38" calcext:value-type="float">
            <text:p>3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13" calcext:value-type="float">
            <text:p>3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0" calcext:value-type="float">
            <text:p>3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28" calcext:value-type="float">
            <text:p>3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67" calcext:value-type="float">
            <text:p>32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28" calcext:value-type="float">
            <text:p>3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0" calcext:value-type="float">
            <text:p>3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13" calcext:value-type="float">
            <text:p>3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38" calcext:value-type="float">
            <text:p>3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85" calcext:value-type="float">
            <text:p>3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57" calcext:value-type="float">
            <text:p>3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73" calcext:value-type="float">
            <text:p>3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21" calcext:value-type="float">
            <text:p>29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98" calcext:value-type="float">
            <text:p>28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19" calcext:value-type="float">
            <text:p>26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79" calcext:value-type="float">
            <text:p>24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19" calcext:value-type="float">
            <text:p>1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04" calcext:value-type="float">
            <text:p>1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446" calcext:value-type="float">
            <text:p>15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39" calcext:value-type="float">
            <text:p>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39" calcext:value-type="float">
            <text:p>1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12" calcext:value-type="float">
            <text:p>9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8" calcext:value-type="float">
            <text:p>-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2" calcext:value-type="float">
            <text:p>-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09" calcext:value-type="float">
            <text:p>-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93" calcext:value-type="float">
            <text:p>-6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13" calcext:value-type="float">
            <text:p>-9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40" calcext:value-type="float">
            <text:p>-1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40" calcext:value-type="float">
            <text:p>-1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1" calcext:value-type="float">
            <text:p>-1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447" calcext:value-type="float">
            <text:p>-15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47" calcext:value-type="float">
            <text:p>-16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05" calcext:value-type="float">
            <text:p>-1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20" calcext:value-type="float">
            <text:p>-19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88" calcext:value-type="float">
            <text:p>-20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06" calcext:value-type="float">
            <text:p>-2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71" calcext:value-type="float">
            <text:p>-2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80" calcext:value-type="float">
            <text:p>-24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331" calcext:value-type="float">
            <text:p>-25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20" calcext:value-type="float">
            <text:p>-2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6" calcext:value-type="float">
            <text:p>-27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07" calcext:value-type="float">
            <text:p>-28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9" calcext:value-type="float">
            <text:p>-28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22" calcext:value-type="float">
            <text:p>-29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74" calcext:value-type="float">
            <text:p>-30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853" calcext:value-type="float">
            <text:p>-30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8" calcext:value-type="float">
            <text:p>-3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86" calcext:value-type="float">
            <text:p>-3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39" calcext:value-type="float">
            <text:p>-3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4" calcext:value-type="float">
            <text:p>-3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11" calcext:value-type="float">
            <text:p>-3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29" calcext:value-type="float">
            <text:p>-3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68" calcext:value-type="float">
            <text:p>-32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29" calcext:value-type="float">
            <text:p>-3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11" calcext:value-type="float">
            <text:p>-3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4" calcext:value-type="float">
            <text:p>-3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39" calcext:value-type="float">
            <text:p>-3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86" calcext:value-type="float">
            <text:p>-3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8" calcext:value-type="float">
            <text:p>-3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853" calcext:value-type="float">
            <text:p>-30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74" calcext:value-type="float">
            <text:p>-30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22" calcext:value-type="float">
            <text:p>-29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9" calcext:value-type="float">
            <text:p>-28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07" calcext:value-type="float">
            <text:p>-28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6" calcext:value-type="float">
            <text:p>-27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20" calcext:value-type="float">
            <text:p>-2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331" calcext:value-type="float">
            <text:p>-25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80" calcext:value-type="float">
            <text:p>-24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71" calcext:value-type="float">
            <text:p>-2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06" calcext:value-type="float">
            <text:p>-2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88" calcext:value-type="float">
            <text:p>-20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20" calcext:value-type="float">
            <text:p>-19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05" calcext:value-type="float">
            <text:p>-1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47" calcext:value-type="float">
            <text:p>-16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447" calcext:value-type="float">
            <text:p>-15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1" calcext:value-type="float">
            <text:p>-1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40" calcext:value-type="float">
            <text:p>-1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40" calcext:value-type="float">
            <text:p>-1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13" calcext:value-type="float">
            <text:p>-9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93" calcext:value-type="float">
            <text:p>-6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09" calcext:value-type="float">
            <text:p>-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2" calcext:value-type="float">
            <text:p>-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8" calcext:value-type="float">
            <text:p>-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12" calcext:value-type="float">
            <text:p>9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39" calcext:value-type="float">
            <text:p>1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39" calcext:value-type="float">
            <text:p>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446" calcext:value-type="float">
            <text:p>15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04" calcext:value-type="float">
            <text:p>1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19" calcext:value-type="float">
            <text:p>1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79" calcext:value-type="float">
            <text:p>24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19" calcext:value-type="float">
            <text:p>26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98" calcext:value-type="float">
            <text:p>28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21" calcext:value-type="float">
            <text:p>29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73" calcext:value-type="float">
            <text:p>3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57" calcext:value-type="float">
            <text:p>3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85" calcext:value-type="float">
            <text:p>3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38" calcext:value-type="float">
            <text:p>3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13" calcext:value-type="float">
            <text:p>3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0" calcext:value-type="float">
            <text:p>3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28" calcext:value-type="float">
            <text:p>3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67" calcext:value-type="float">
            <text:p>32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728" calcext:value-type="float">
            <text:p>3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610" calcext:value-type="float">
            <text:p>32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413" calcext:value-type="float">
            <text:p>324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38" calcext:value-type="float">
            <text:p>321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785" calcext:value-type="float">
            <text:p>3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1357" calcext:value-type="float">
            <text:p>31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852" calcext:value-type="float">
            <text:p>30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0273" calcext:value-type="float">
            <text:p>3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9621" calcext:value-type="float">
            <text:p>29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898" calcext:value-type="float">
            <text:p>288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8106" calcext:value-type="float">
            <text:p>281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7245" calcext:value-type="float">
            <text:p>272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6319" calcext:value-type="float">
            <text:p>26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5330" calcext:value-type="float">
            <text:p>253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279" calcext:value-type="float">
            <text:p>24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3170" calcext:value-type="float">
            <text:p>23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0787" calcext:value-type="float">
            <text:p>20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9519" calcext:value-type="float">
            <text:p>195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8204" calcext:value-type="float">
            <text:p>18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5446" calcext:value-type="float">
            <text:p>15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010" calcext:value-type="float">
            <text:p>14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539" calcext:value-type="float">
            <text:p>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039" calcext:value-type="float">
            <text:p>11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512" calcext:value-type="float">
            <text:p>9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961" calcext:value-type="float">
            <text:p>79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392" calcext:value-type="float">
            <text:p>6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808" calcext:value-type="float">
            <text:p>48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8" calcext:value-type="float">
            <text:p>-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2" calcext:value-type="float">
            <text:p>-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09" calcext:value-type="float">
            <text:p>-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93" calcext:value-type="float">
            <text:p>-6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13" calcext:value-type="float">
            <text:p>-9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40" calcext:value-type="float">
            <text:p>-1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40" calcext:value-type="float">
            <text:p>-1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1" calcext:value-type="float">
            <text:p>-1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447" calcext:value-type="float">
            <text:p>-15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47" calcext:value-type="float">
            <text:p>-16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05" calcext:value-type="float">
            <text:p>-1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20" calcext:value-type="float">
            <text:p>-19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88" calcext:value-type="float">
            <text:p>-20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06" calcext:value-type="float">
            <text:p>-2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71" calcext:value-type="float">
            <text:p>-2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80" calcext:value-type="float">
            <text:p>-24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331" calcext:value-type="float">
            <text:p>-25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20" calcext:value-type="float">
            <text:p>-2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6" calcext:value-type="float">
            <text:p>-27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07" calcext:value-type="float">
            <text:p>-28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9" calcext:value-type="float">
            <text:p>-28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22" calcext:value-type="float">
            <text:p>-29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74" calcext:value-type="float">
            <text:p>-30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853" calcext:value-type="float">
            <text:p>-30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8" calcext:value-type="float">
            <text:p>-3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86" calcext:value-type="float">
            <text:p>-3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39" calcext:value-type="float">
            <text:p>-3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4" calcext:value-type="float">
            <text:p>-3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11" calcext:value-type="float">
            <text:p>-3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29" calcext:value-type="float">
            <text:p>-3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68" calcext:value-type="float">
            <text:p>-32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729" calcext:value-type="float">
            <text:p>-3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611" calcext:value-type="float">
            <text:p>-32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414" calcext:value-type="float">
            <text:p>-3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39" calcext:value-type="float">
            <text:p>-321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786" calcext:value-type="float">
            <text:p>-3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1358" calcext:value-type="float">
            <text:p>-31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853" calcext:value-type="float">
            <text:p>-30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274" calcext:value-type="float">
            <text:p>-30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9622" calcext:value-type="float">
            <text:p>-296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899" calcext:value-type="float">
            <text:p>-28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8107" calcext:value-type="float">
            <text:p>-281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7246" calcext:value-type="float">
            <text:p>-27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6320" calcext:value-type="float">
            <text:p>-26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5331" calcext:value-type="float">
            <text:p>-25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4280" calcext:value-type="float">
            <text:p>-242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3171" calcext:value-type="float">
            <text:p>-231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006" calcext:value-type="float">
            <text:p>-22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0788" calcext:value-type="float">
            <text:p>-20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520" calcext:value-type="float">
            <text:p>-19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205" calcext:value-type="float">
            <text:p>-18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847" calcext:value-type="float">
            <text:p>-16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447" calcext:value-type="float">
            <text:p>-15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011" calcext:value-type="float">
            <text:p>-14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540" calcext:value-type="float">
            <text:p>-12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040" calcext:value-type="float">
            <text:p>-11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513" calcext:value-type="float">
            <text:p>-9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962" calcext:value-type="float">
            <text:p>-79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393" calcext:value-type="float">
            <text:p>-6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809" calcext:value-type="float">
            <text:p>-4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212" calcext:value-type="float">
            <text:p>-3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608" calcext:value-type="float">
            <text:p>-16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FFT 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real part</text:p>
          </table:table-cell>
          <table:table-cell office:value-type="string" calcext:value-type="string">
            <text:p><text:s/>imag part</text:p>
          </table:table-cell>
          <table:table-cell office:value-type="string" calcext:value-type="string">
            <text:p><text:s/>ampl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-16777216" calcext:value-type="float">
            <text:p>-16777216</text:p>
          </table:table-cell>
          <table:table-cell office:value-type="float" office:value="16777216.03125" calcext:value-type="float">
            <text:p>16777216.03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1024" calcext:value-type="float">
            <text:p>-1024</text:p>
          </table:table-cell>
          <table:table-cell office:value-type="float" office:value="1448.154688" calcext:value-type="float">
            <text:p>1448.1546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24" calcext:value-type="float">
            <text:p>-1024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-1024" calcext:value-type="float">
            <text:p>-1024</text:p>
          </table:table-cell>
          <table:table-cell office:value-type="float" office:value="1448.154688" calcext:value-type="float">
            <text:p>1448.1546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776192" calcext:value-type="float">
            <text:p>167761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** Note: $stop <text:s text:c="3"/>: testbench.sv(6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text:s text:c="3"/>Time: 72811 ns <text:s/>Iteration: 0 <text:s/>Instance: /test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reak in Module testbench at testbench.sv line 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topped at testbench.sv line 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End time: 23:56:52 on Nov 0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Elapsed time: 0:00:04</text:p>
          </table:table-cell>
          <table:table-cell/>
        </table:table-row>
        <table:table-row table:style-name="ro1">
          <table:table-cell office:value-type="string" calcext:value-type="string">
            <text:p># Errors: 0</text:p>
          </table:table-cell>
          <table:table-cell office:value-type="string" calcext:value-type="string">
            <text:p><text:s/>Warnings: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1T23:58:30.194249362</dc:date>
    <meta:editing-duration>PT1M33S</meta:editing-duration>
    <meta:editing-cycles>1</meta:editing-cycles>
    <meta:document-statistic meta:table-count="1" meta:cell-count="7210" meta:object-count="2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1cm" svg:y="0.316cm" chart:style-name="ch2">
          <text:p>input data</text:p>
        </chart:title>
        <chart:legend chart:legend-position="end" svg:x="13.121cm" svg:y="3.952cm" style:legend-expansion="high" chart:style-name="ch3"/>
        <chart:plot-area chart:style-name="ch4" table:cell-range-address="log.B22:log.C1046" chart:data-source-has-labels="row" svg:x="0.32cm" svg:y="1.275cm" svg:width="12.481cm" svg:height="7.545cm">
          <chartooo:coordinate-region svg:x="1.603cm" svg:y="1.474cm" svg:width="11.198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log.B23:log.B1046" chart:label-cell-address="log.B22:log.B22" chart:class="chart:line">
            <chart:data-point chart:repeated="1024"/>
          </chart:series>
          <chart:series chart:style-name="ch8" chart:values-cell-range-address="log.C23:log.C1046" chart:label-cell-address="log.C22:log.C22" chart:class="chart:line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part</text:p>
                <draw:g>
                  <svg:desc>log.B22:log.B22</svg:desc>
                </draw:g>
              </table:table-cell>
              <table:table-cell office:value-type="string">
                <text:p> imag part</text:p>
                <draw:g>
                  <svg:desc>log.C22:log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.B23:log.B1046</svg:desc>
                </draw:g>
              </table:table-cell>
              <table:table-cell office:value-type="float" office:value="0">
                <text:p>0</text:p>
                <draw:g>
                  <svg:desc>log.C23:log.C10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92">
                <text:p>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12">
                <text:p>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39">
                <text:p>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39">
                <text:p>1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10">
                <text:p>1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46">
                <text:p>1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04">
                <text:p>1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19">
                <text:p>1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87">
                <text:p>2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5">
                <text:p>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170">
                <text:p>2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279">
                <text:p>2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330">
                <text:p>25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319">
                <text:p>2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245">
                <text:p>2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106">
                <text:p>2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98">
                <text:p>2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621">
                <text:p>2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273">
                <text:p>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852">
                <text:p>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57">
                <text:p>3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785">
                <text:p>3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138">
                <text:p>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413">
                <text:p>3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610">
                <text:p>3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28">
                <text:p>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767">
                <text:p>3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728">
                <text:p>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610">
                <text:p>3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413">
                <text:p>3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138">
                <text:p>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785">
                <text:p>3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357">
                <text:p>3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852">
                <text:p>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273">
                <text:p>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621">
                <text:p>2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898">
                <text:p>2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106">
                <text:p>2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245">
                <text:p>2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319">
                <text:p>2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330">
                <text:p>25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279">
                <text:p>2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170">
                <text:p>2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005">
                <text:p>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787">
                <text:p>2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519">
                <text:p>1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204">
                <text:p>1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846">
                <text:p>1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10">
                <text:p>1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39">
                <text:p>1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039">
                <text:p>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12">
                <text:p>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92">
                <text:p>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608">
                <text:p>-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212">
                <text:p>-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809">
                <text:p>-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393">
                <text:p>-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962">
                <text:p>-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513">
                <text:p>-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1040">
                <text:p>-1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540">
                <text:p>-1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4011">
                <text:p>-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5447">
                <text:p>-1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6847">
                <text:p>-1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8205">
                <text:p>-18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9520">
                <text:p>-1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0788">
                <text:p>-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2006">
                <text:p>-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3171">
                <text:p>-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4280">
                <text:p>-2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5331">
                <text:p>-2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6320">
                <text:p>-26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7246">
                <text:p>-2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8107">
                <text:p>-2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8899">
                <text:p>-2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9622">
                <text:p>-2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0274">
                <text:p>-3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0853">
                <text:p>-3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1358">
                <text:p>-3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1786">
                <text:p>-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2139">
                <text:p>-3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2414">
                <text:p>-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2611">
                <text:p>-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2729">
                <text:p>-3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2768">
                <text:p>-3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2729">
                <text:p>-3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2611">
                <text:p>-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2414">
                <text:p>-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2139">
                <text:p>-3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1786">
                <text:p>-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1358">
                <text:p>-3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0853">
                <text:p>-3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0274">
                <text:p>-3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9622">
                <text:p>-2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8899">
                <text:p>-2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8107">
                <text:p>-2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7246">
                <text:p>-2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6320">
                <text:p>-26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5331">
                <text:p>-2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4280">
                <text:p>-2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3171">
                <text:p>-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2006">
                <text:p>-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0788">
                <text:p>-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9520">
                <text:p>-1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8205">
                <text:p>-18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6847">
                <text:p>-1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5447">
                <text:p>-1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4011">
                <text:p>-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2540">
                <text:p>-1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1040">
                <text:p>-1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9513">
                <text:p>-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962">
                <text:p>-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393">
                <text:p>-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809">
                <text:p>-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212">
                <text:p>-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608">
                <text:p>-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392">
                <text:p>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512">
                <text:p>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039">
                <text:p>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539">
                <text:p>1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010">
                <text:p>1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846">
                <text:p>1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204">
                <text:p>1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19">
                <text:p>1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787">
                <text:p>2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005">
                <text:p>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170">
                <text:p>2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279">
                <text:p>2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330">
                <text:p>25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319">
                <text:p>2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245">
                <text:p>2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106">
                <text:p>2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898">
                <text:p>2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621">
                <text:p>2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273">
                <text:p>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52">
                <text:p>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357">
                <text:p>3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785">
                <text:p>3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138">
                <text:p>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413">
                <text:p>3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610">
                <text:p>3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728">
                <text:p>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767">
                <text:p>3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728">
                <text:p>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10">
                <text:p>3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413">
                <text:p>3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138">
                <text:p>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785">
                <text:p>3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357">
                <text:p>3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852">
                <text:p>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273">
                <text:p>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621">
                <text:p>2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898">
                <text:p>2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106">
                <text:p>2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245">
                <text:p>2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319">
                <text:p>2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330">
                <text:p>25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279">
                <text:p>2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170">
                <text:p>2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005">
                <text:p>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787">
                <text:p>2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19">
                <text:p>1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04">
                <text:p>1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846">
                <text:p>1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010">
                <text:p>1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539">
                <text:p>1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039">
                <text:p>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12">
                <text:p>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392">
                <text:p>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608">
                <text:p>-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212">
                <text:p>-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809">
                <text:p>-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6393">
                <text:p>-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7962">
                <text:p>-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9513">
                <text:p>-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1040">
                <text:p>-1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2540">
                <text:p>-1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4011">
                <text:p>-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5447">
                <text:p>-1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6847">
                <text:p>-1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8205">
                <text:p>-18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9520">
                <text:p>-1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0788">
                <text:p>-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2006">
                <text:p>-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3171">
                <text:p>-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4280">
                <text:p>-2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5331">
                <text:p>-2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6320">
                <text:p>-26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7246">
                <text:p>-2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8107">
                <text:p>-2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8899">
                <text:p>-2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9622">
                <text:p>-2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0274">
                <text:p>-3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0853">
                <text:p>-3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1358">
                <text:p>-3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1786">
                <text:p>-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32139">
                <text:p>-3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2414">
                <text:p>-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2611">
                <text:p>-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2729">
                <text:p>-3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2768">
                <text:p>-3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2729">
                <text:p>-3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2611">
                <text:p>-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2414">
                <text:p>-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2139">
                <text:p>-3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1786">
                <text:p>-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1358">
                <text:p>-3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0853">
                <text:p>-3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0274">
                <text:p>-3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9622">
                <text:p>-2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8899">
                <text:p>-2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8107">
                <text:p>-2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7246">
                <text:p>-2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6320">
                <text:p>-26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5331">
                <text:p>-2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4280">
                <text:p>-2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3171">
                <text:p>-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2006">
                <text:p>-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0788">
                <text:p>-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9520">
                <text:p>-1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8205">
                <text:p>-18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6847">
                <text:p>-1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5447">
                <text:p>-1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4011">
                <text:p>-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2540">
                <text:p>-1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1040">
                <text:p>-1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9513">
                <text:p>-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7962">
                <text:p>-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6393">
                <text:p>-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809">
                <text:p>-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3212">
                <text:p>-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608">
                <text:p>-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392">
                <text:p>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512">
                <text:p>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039">
                <text:p>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539">
                <text:p>1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10">
                <text:p>1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846">
                <text:p>1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204">
                <text:p>1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519">
                <text:p>1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787">
                <text:p>2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005">
                <text:p>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3170">
                <text:p>2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279">
                <text:p>2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330">
                <text:p>25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319">
                <text:p>2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245">
                <text:p>2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106">
                <text:p>2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898">
                <text:p>2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621">
                <text:p>2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273">
                <text:p>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852">
                <text:p>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357">
                <text:p>3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785">
                <text:p>3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138">
                <text:p>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413">
                <text:p>3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610">
                <text:p>3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728">
                <text:p>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767">
                <text:p>3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728">
                <text:p>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610">
                <text:p>3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413">
                <text:p>3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138">
                <text:p>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785">
                <text:p>3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357">
                <text:p>3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852">
                <text:p>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273">
                <text:p>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621">
                <text:p>2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898">
                <text:p>2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106">
                <text:p>2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7245">
                <text:p>2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319">
                <text:p>2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330">
                <text:p>25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279">
                <text:p>2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170">
                <text:p>2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005">
                <text:p>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787">
                <text:p>2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519">
                <text:p>1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204">
                <text:p>1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846">
                <text:p>1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010">
                <text:p>1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539">
                <text:p>1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039">
                <text:p>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512">
                <text:p>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92">
                <text:p>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608">
                <text:p>-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3212">
                <text:p>-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809">
                <text:p>-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6393">
                <text:p>-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7962">
                <text:p>-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9513">
                <text:p>-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1040">
                <text:p>-1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2540">
                <text:p>-1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4011">
                <text:p>-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5447">
                <text:p>-1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6847">
                <text:p>-1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8205">
                <text:p>-18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9520">
                <text:p>-1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0788">
                <text:p>-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2006">
                <text:p>-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3171">
                <text:p>-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4280">
                <text:p>-2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5331">
                <text:p>-2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6320">
                <text:p>-26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7246">
                <text:p>-2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8107">
                <text:p>-2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8899">
                <text:p>-2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9622">
                <text:p>-2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30274">
                <text:p>-3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30853">
                <text:p>-3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31358">
                <text:p>-3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31786">
                <text:p>-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32139">
                <text:p>-3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32414">
                <text:p>-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32611">
                <text:p>-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32729">
                <text:p>-3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32768">
                <text:p>-3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32729">
                <text:p>-3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32611">
                <text:p>-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32414">
                <text:p>-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32139">
                <text:p>-3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31786">
                <text:p>-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31358">
                <text:p>-3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30853">
                <text:p>-3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30274">
                <text:p>-3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9622">
                <text:p>-2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8899">
                <text:p>-2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8107">
                <text:p>-2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7246">
                <text:p>-2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6320">
                <text:p>-26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5331">
                <text:p>-2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4280">
                <text:p>-2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3171">
                <text:p>-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2006">
                <text:p>-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0788">
                <text:p>-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9520">
                <text:p>-1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8205">
                <text:p>-18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6847">
                <text:p>-1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5447">
                <text:p>-1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4011">
                <text:p>-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2540">
                <text:p>-1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1040">
                <text:p>-1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9513">
                <text:p>-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7962">
                <text:p>-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6393">
                <text:p>-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4809">
                <text:p>-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3212">
                <text:p>-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608">
                <text:p>-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392">
                <text:p>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512">
                <text:p>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039">
                <text:p>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539">
                <text:p>1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010">
                <text:p>1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846">
                <text:p>1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204">
                <text:p>1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519">
                <text:p>1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787">
                <text:p>2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005">
                <text:p>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170">
                <text:p>2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279">
                <text:p>2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5330">
                <text:p>25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6319">
                <text:p>2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7245">
                <text:p>2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106">
                <text:p>2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898">
                <text:p>2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621">
                <text:p>2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273">
                <text:p>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0852">
                <text:p>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357">
                <text:p>3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1785">
                <text:p>3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2138">
                <text:p>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2413">
                <text:p>3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2610">
                <text:p>3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2728">
                <text:p>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2767">
                <text:p>3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2728">
                <text:p>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2610">
                <text:p>3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2413">
                <text:p>3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2138">
                <text:p>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1785">
                <text:p>3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1357">
                <text:p>3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0852">
                <text:p>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273">
                <text:p>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621">
                <text:p>2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898">
                <text:p>2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106">
                <text:p>2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245">
                <text:p>2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6319">
                <text:p>2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5330">
                <text:p>25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279">
                <text:p>2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3170">
                <text:p>2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2005">
                <text:p>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787">
                <text:p>2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519">
                <text:p>1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204">
                <text:p>1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846">
                <text:p>1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010">
                <text:p>1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539">
                <text:p>1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039">
                <text:p>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512">
                <text:p>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392">
                <text:p>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608">
                <text:p>-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3212">
                <text:p>-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4809">
                <text:p>-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6393">
                <text:p>-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7962">
                <text:p>-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9513">
                <text:p>-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1040">
                <text:p>-1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2540">
                <text:p>-1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4011">
                <text:p>-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5447">
                <text:p>-1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6847">
                <text:p>-1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8205">
                <text:p>-18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9520">
                <text:p>-1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0788">
                <text:p>-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2006">
                <text:p>-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23171">
                <text:p>-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4280">
                <text:p>-2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5331">
                <text:p>-2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6320">
                <text:p>-26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27246">
                <text:p>-2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8107">
                <text:p>-2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28899">
                <text:p>-2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29622">
                <text:p>-2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30274">
                <text:p>-3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30853">
                <text:p>-3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31358">
                <text:p>-3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31786">
                <text:p>-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32139">
                <text:p>-3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32414">
                <text:p>-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32611">
                <text:p>-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32729">
                <text:p>-3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32768">
                <text:p>-3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32729">
                <text:p>-3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32611">
                <text:p>-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32414">
                <text:p>-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32139">
                <text:p>-3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31786">
                <text:p>-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31358">
                <text:p>-3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30853">
                <text:p>-3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30274">
                <text:p>-3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29622">
                <text:p>-2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28899">
                <text:p>-2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28107">
                <text:p>-2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27246">
                <text:p>-2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26320">
                <text:p>-26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25331">
                <text:p>-2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24280">
                <text:p>-2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23171">
                <text:p>-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22006">
                <text:p>-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20788">
                <text:p>-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9520">
                <text:p>-1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8205">
                <text:p>-18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6847">
                <text:p>-1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5447">
                <text:p>-1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4011">
                <text:p>-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2540">
                <text:p>-1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1040">
                <text:p>-1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9513">
                <text:p>-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7962">
                <text:p>-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6393">
                <text:p>-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4809">
                <text:p>-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3212">
                <text:p>-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608">
                <text:p>-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392">
                <text:p>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512">
                <text:p>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1039">
                <text:p>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539">
                <text:p>1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010">
                <text:p>1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846">
                <text:p>1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204">
                <text:p>1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519">
                <text:p>1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787">
                <text:p>2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2005">
                <text:p>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3170">
                <text:p>2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4279">
                <text:p>2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330">
                <text:p>25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319">
                <text:p>2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7245">
                <text:p>2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8106">
                <text:p>2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8898">
                <text:p>2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9621">
                <text:p>2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0273">
                <text:p>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0852">
                <text:p>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1357">
                <text:p>3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1785">
                <text:p>3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2138">
                <text:p>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2413">
                <text:p>3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2610">
                <text:p>3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2728">
                <text:p>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2767">
                <text:p>3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2728">
                <text:p>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2610">
                <text:p>3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2413">
                <text:p>3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2138">
                <text:p>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1785">
                <text:p>3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1357">
                <text:p>3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852">
                <text:p>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0273">
                <text:p>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9621">
                <text:p>2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8898">
                <text:p>2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8106">
                <text:p>2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245">
                <text:p>2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6319">
                <text:p>2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5330">
                <text:p>25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4279">
                <text:p>2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3170">
                <text:p>2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005">
                <text:p>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787">
                <text:p>2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9519">
                <text:p>1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204">
                <text:p>1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846">
                <text:p>1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010">
                <text:p>1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539">
                <text:p>1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039">
                <text:p>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512">
                <text:p>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392">
                <text:p>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608">
                <text:p>-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3212">
                <text:p>-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4809">
                <text:p>-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6393">
                <text:p>-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7962">
                <text:p>-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9513">
                <text:p>-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1040">
                <text:p>-1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2540">
                <text:p>-1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4011">
                <text:p>-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5447">
                <text:p>-1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6847">
                <text:p>-1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8205">
                <text:p>-18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9520">
                <text:p>-1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20788">
                <text:p>-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22006">
                <text:p>-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23171">
                <text:p>-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24280">
                <text:p>-2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25331">
                <text:p>-2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26320">
                <text:p>-26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27246">
                <text:p>-2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28107">
                <text:p>-2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28899">
                <text:p>-2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29622">
                <text:p>-2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30274">
                <text:p>-3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30853">
                <text:p>-3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31358">
                <text:p>-3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31786">
                <text:p>-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32139">
                <text:p>-3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32414">
                <text:p>-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32611">
                <text:p>-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32729">
                <text:p>-3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32768">
                <text:p>-3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32729">
                <text:p>-3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32611">
                <text:p>-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32414">
                <text:p>-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32139">
                <text:p>-3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31786">
                <text:p>-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31358">
                <text:p>-3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30853">
                <text:p>-3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30274">
                <text:p>-3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29622">
                <text:p>-2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28899">
                <text:p>-2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28107">
                <text:p>-2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27246">
                <text:p>-2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26320">
                <text:p>-26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25331">
                <text:p>-2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24280">
                <text:p>-2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23171">
                <text:p>-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22006">
                <text:p>-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20788">
                <text:p>-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9520">
                <text:p>-1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8205">
                <text:p>-18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6847">
                <text:p>-1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5447">
                <text:p>-1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4011">
                <text:p>-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2540">
                <text:p>-1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1040">
                <text:p>-1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9513">
                <text:p>-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7962">
                <text:p>-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6393">
                <text:p>-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4809">
                <text:p>-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3212">
                <text:p>-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1608">
                <text:p>-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392">
                <text:p>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512">
                <text:p>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039">
                <text:p>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539">
                <text:p>1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010">
                <text:p>1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846">
                <text:p>1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204">
                <text:p>1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519">
                <text:p>1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787">
                <text:p>2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2005">
                <text:p>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3170">
                <text:p>2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4279">
                <text:p>2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5330">
                <text:p>25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6319">
                <text:p>2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7245">
                <text:p>2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8106">
                <text:p>2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8898">
                <text:p>2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9621">
                <text:p>2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0273">
                <text:p>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0852">
                <text:p>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1357">
                <text:p>3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1785">
                <text:p>3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2138">
                <text:p>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2413">
                <text:p>3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2610">
                <text:p>3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2728">
                <text:p>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2767">
                <text:p>3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2728">
                <text:p>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2610">
                <text:p>3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2413">
                <text:p>3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2138">
                <text:p>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1785">
                <text:p>3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1357">
                <text:p>3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0852">
                <text:p>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0273">
                <text:p>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9621">
                <text:p>2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8898">
                <text:p>2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8106">
                <text:p>2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245">
                <text:p>2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6319">
                <text:p>2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5330">
                <text:p>25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4279">
                <text:p>2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3170">
                <text:p>2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2005">
                <text:p>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787">
                <text:p>2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9519">
                <text:p>1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204">
                <text:p>1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846">
                <text:p>1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010">
                <text:p>1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539">
                <text:p>1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039">
                <text:p>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512">
                <text:p>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392">
                <text:p>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608">
                <text:p>-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3212">
                <text:p>-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4809">
                <text:p>-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6393">
                <text:p>-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7962">
                <text:p>-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9513">
                <text:p>-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1040">
                <text:p>-1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2540">
                <text:p>-1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14011">
                <text:p>-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5447">
                <text:p>-1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6847">
                <text:p>-1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18205">
                <text:p>-18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19520">
                <text:p>-1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20788">
                <text:p>-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22006">
                <text:p>-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23171">
                <text:p>-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24280">
                <text:p>-2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25331">
                <text:p>-2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26320">
                <text:p>-26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27246">
                <text:p>-2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28107">
                <text:p>-2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28899">
                <text:p>-2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29622">
                <text:p>-2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30274">
                <text:p>-3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30853">
                <text:p>-3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31358">
                <text:p>-3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31786">
                <text:p>-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32139">
                <text:p>-3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32414">
                <text:p>-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32611">
                <text:p>-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32729">
                <text:p>-3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32768">
                <text:p>-3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32729">
                <text:p>-3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32611">
                <text:p>-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32414">
                <text:p>-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32139">
                <text:p>-3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31786">
                <text:p>-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31358">
                <text:p>-3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30853">
                <text:p>-3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30274">
                <text:p>-3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29622">
                <text:p>-2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8899">
                <text:p>-2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8107">
                <text:p>-2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27246">
                <text:p>-2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26320">
                <text:p>-26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25331">
                <text:p>-2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24280">
                <text:p>-2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23171">
                <text:p>-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22006">
                <text:p>-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20788">
                <text:p>-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9520">
                <text:p>-1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8205">
                <text:p>-18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16847">
                <text:p>-1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15447">
                <text:p>-1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4011">
                <text:p>-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2540">
                <text:p>-1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11040">
                <text:p>-1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9513">
                <text:p>-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7962">
                <text:p>-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6393">
                <text:p>-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4809">
                <text:p>-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3212">
                <text:p>-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1608">
                <text:p>-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392">
                <text:p>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512">
                <text:p>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039">
                <text:p>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539">
                <text:p>1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4010">
                <text:p>1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846">
                <text:p>1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8204">
                <text:p>1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519">
                <text:p>1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787">
                <text:p>2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2005">
                <text:p>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3170">
                <text:p>2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4279">
                <text:p>2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5330">
                <text:p>25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319">
                <text:p>2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7245">
                <text:p>2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8106">
                <text:p>2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8898">
                <text:p>2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9621">
                <text:p>2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0273">
                <text:p>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0852">
                <text:p>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1357">
                <text:p>3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1785">
                <text:p>3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2138">
                <text:p>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2413">
                <text:p>3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2610">
                <text:p>3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2728">
                <text:p>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2767">
                <text:p>3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2728">
                <text:p>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610">
                <text:p>3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413">
                <text:p>3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2138">
                <text:p>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1785">
                <text:p>3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1357">
                <text:p>3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0852">
                <text:p>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0273">
                <text:p>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9621">
                <text:p>2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8898">
                <text:p>2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8106">
                <text:p>2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245">
                <text:p>2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6319">
                <text:p>2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5330">
                <text:p>25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4279">
                <text:p>2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3170">
                <text:p>2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2005">
                <text:p>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787">
                <text:p>2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9519">
                <text:p>1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8204">
                <text:p>1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846">
                <text:p>1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4010">
                <text:p>1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539">
                <text:p>1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1039">
                <text:p>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512">
                <text:p>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392">
                <text:p>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608">
                <text:p>-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3212">
                <text:p>-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4809">
                <text:p>-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6393">
                <text:p>-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7962">
                <text:p>-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9513">
                <text:p>-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1040">
                <text:p>-1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2540">
                <text:p>-1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4011">
                <text:p>-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5447">
                <text:p>-1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6847">
                <text:p>-1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8205">
                <text:p>-18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9520">
                <text:p>-1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20788">
                <text:p>-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22006">
                <text:p>-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23171">
                <text:p>-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24280">
                <text:p>-2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25331">
                <text:p>-2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26320">
                <text:p>-26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27246">
                <text:p>-2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28107">
                <text:p>-2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28899">
                <text:p>-2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29622">
                <text:p>-2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30274">
                <text:p>-3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30853">
                <text:p>-3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31358">
                <text:p>-3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31786">
                <text:p>-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32139">
                <text:p>-3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32414">
                <text:p>-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32611">
                <text:p>-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32729">
                <text:p>-3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32768">
                <text:p>-3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32729">
                <text:p>-3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32611">
                <text:p>-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32414">
                <text:p>-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32139">
                <text:p>-3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31786">
                <text:p>-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31358">
                <text:p>-3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30853">
                <text:p>-3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30274">
                <text:p>-3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29622">
                <text:p>-2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28899">
                <text:p>-2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28107">
                <text:p>-2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27246">
                <text:p>-2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26320">
                <text:p>-26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25331">
                <text:p>-2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24280">
                <text:p>-2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23171">
                <text:p>-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22006">
                <text:p>-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20788">
                <text:p>-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9520">
                <text:p>-1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8205">
                <text:p>-18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6847">
                <text:p>-1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5447">
                <text:p>-1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4011">
                <text:p>-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2540">
                <text:p>-1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1040">
                <text:p>-1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9513">
                <text:p>-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7962">
                <text:p>-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6393">
                <text:p>-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4809">
                <text:p>-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3212">
                <text:p>-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608">
                <text:p>-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392">
                <text:p>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512">
                <text:p>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1039">
                <text:p>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539">
                <text:p>1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010">
                <text:p>1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6846">
                <text:p>1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204">
                <text:p>1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9519">
                <text:p>1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787">
                <text:p>2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2005">
                <text:p>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3170">
                <text:p>2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4279">
                <text:p>2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5330">
                <text:p>25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6319">
                <text:p>2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7245">
                <text:p>2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8106">
                <text:p>2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8898">
                <text:p>2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9621">
                <text:p>2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273">
                <text:p>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852">
                <text:p>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1357">
                <text:p>3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1785">
                <text:p>3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2138">
                <text:p>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2413">
                <text:p>3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2610">
                <text:p>3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2728">
                <text:p>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2767">
                <text:p>3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2728">
                <text:p>3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2610">
                <text:p>3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2413">
                <text:p>3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2138">
                <text:p>3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785">
                <text:p>3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1357">
                <text:p>3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0852">
                <text:p>30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0273">
                <text:p>3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9621">
                <text:p>2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8898">
                <text:p>28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8106">
                <text:p>28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7245">
                <text:p>27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6319">
                <text:p>2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5330">
                <text:p>25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4279">
                <text:p>2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3170">
                <text:p>2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2005">
                <text:p>2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787">
                <text:p>20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9519">
                <text:p>19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204">
                <text:p>18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6846">
                <text:p>16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4010">
                <text:p>1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2539">
                <text:p>1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039">
                <text:p>1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12">
                <text:p>9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392">
                <text:p>6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211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607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1608">
                <text:p>-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3212">
                <text:p>-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4809">
                <text:p>-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6393">
                <text:p>-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7962">
                <text:p>-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9513">
                <text:p>-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11040">
                <text:p>-1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2540">
                <text:p>-1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14011">
                <text:p>-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15447">
                <text:p>-1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16847">
                <text:p>-1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18205">
                <text:p>-18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9520">
                <text:p>-1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20788">
                <text:p>-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22006">
                <text:p>-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23171">
                <text:p>-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24280">
                <text:p>-2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25331">
                <text:p>-2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26320">
                <text:p>-26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27246">
                <text:p>-2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28107">
                <text:p>-2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28899">
                <text:p>-2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29622">
                <text:p>-2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30274">
                <text:p>-3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30853">
                <text:p>-3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31358">
                <text:p>-3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31786">
                <text:p>-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32139">
                <text:p>-3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32414">
                <text:p>-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32611">
                <text:p>-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32729">
                <text:p>-3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32768">
                <text:p>-3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32729">
                <text:p>-3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32611">
                <text:p>-3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32414">
                <text:p>-3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32139">
                <text:p>-3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31786">
                <text:p>-3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31358">
                <text:p>-3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30853">
                <text:p>-30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30274">
                <text:p>-30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29622">
                <text:p>-29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28899">
                <text:p>-28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28107">
                <text:p>-28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27246">
                <text:p>-2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26320">
                <text:p>-26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25331">
                <text:p>-2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24280">
                <text:p>-24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23171">
                <text:p>-2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22006">
                <text:p>-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20788">
                <text:p>-20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19520">
                <text:p>-1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18205">
                <text:p>-18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16847">
                <text:p>-16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15447">
                <text:p>-15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14011">
                <text:p>-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12540">
                <text:p>-1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11040">
                <text:p>-1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9513">
                <text:p>-9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7962">
                <text:p>-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6393">
                <text:p>-6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4809">
                <text:p>-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3212">
                <text:p>-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1608">
                <text:p>-16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FFT Result</text:p>
        </chart:title>
        <chart:legend chart:legend-position="end" svg:x="13.809cm" svg:y="4.201cm" style:legend-expansion="high" chart:style-name="ch3"/>
        <chart:plot-area chart:style-name="ch4" table:cell-range-address="log.D1049:log.D2073" chart:data-source-has-labels="row" svg:x="0.32cm" svg:y="1.275cm" svg:width="13.169cm" svg:height="7.545cm">
          <chartooo:coordinate-region svg:x="1.497cm" svg:y="1.275cm" svg:width="11.122cm" svg:height="6.29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og.D1050:log.D2073" chart:label-cell-address="log.D1049:log.D1049" chart:class="chart:line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mpl</text:p>
                <draw:g>
                  <svg:desc>log.D1049:log.D10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log.D1050:log.D20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77216.03125">
                <text:p>16777216.0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8.154688">
                <text:p>1448.1546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48.154688">
                <text:p>1448.15468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776192">
                <text:p>1677619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